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8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opalnia_DATASIZE_200_KNN_3_distanceAlgorithm_PROBABILITY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3:59:55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